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C0000032527EFD1E9.png" manifest:media-type="image/png"/>
  <manifest:file-entry manifest:full-path="Pictures/1000000100000594000002C5FD5275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3.21cm" draw:z-index="0"><draw:image xlink:href="Pictures/100000010000040C0000032527EFD1E9.png" xlink:type="simple" xlink:show="embed" xlink:actuate="onLoad" draw:mime-type="image/png"/></draw:frame></text:p>
      <text:p text:style-name="Standard"/>
      <text:p text:style-name="P1"/>
      <text:p text:style-name="P1"><draw:frame draw:style-name="fr1" draw:name="Picture 2" text:anchor-type="as-char" svg:width="17cm" svg:height="8.44cm" draw:z-index="0"><draw:image xlink:href="Pictures/1000000100000594000002C5FD5275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27-40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2" meta:object-count="0" meta:page-count="3" meta:paragraph-count="2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